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5,850,677,295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5,609,000,000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5,529,873,479.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5,331,761,394.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5,021,956,321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4,574,495,667.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4:04:27.886939773</dc:date>
    <meta:editing-duration>PT5H56M28S</meta:editing-duration>
    <meta:editing-cycles>156</meta:editing-cycles>
    <meta:generator>LibreOffice/7.2.6.2$Linux_X86_64 LibreOffice_project/20$Build-2</meta:generator>
    <meta:document-statistic meta:table-count="1" meta:cell-count="48" meta:object-count="0"/>
  </office:meta>
</office:document-meta>
</file>